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3" draw:gradient-step-count="64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gradient" draw:fill-gradient-name="Gradient_20_3" draw:gradient-step-count="64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0.3cm" svg:y="0.3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0.568cm" svg:height="0.842cm" draw:transform="rotate (1.37339958839434) translate (0.365384560990898cm 0.973076134354483cm)" svg:viewBox="0 0 569 843" draw:points="177,0 216,196 530,235 569,431 0,647 39,843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ff00" draw:end-color="#00ff00" draw:start-intensity="100%" draw:end-intensity="80%" draw:angle="300" draw:border="0%"/>
    <draw:gradient draw:name="Gradient_20_3" draw:display-name="Gradient 3" draw:style="linear" draw:start-color="#00ff00" draw:end-color="#00ff00" draw:start-intensity="100%" draw:end-intensity="7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gradient draw:name="gradient" draw:style="linear" draw:start-color="#00ff00" draw:end-color="#4e9a06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4-18T21:29:00.420038187</dc:date>
    <meta:editing-duration>P1DT36M13S</meta:editing-duration>
    <meta:editing-cycles>66</meta:editing-cycles>
    <meta:generator>LibreOffice/6.0.3.2$Linux_X86_64 LibreOffice_project/00m0$Build-2</meta:generator>
    <meta:document-statistic meta:object-count="2"/>
  </office:meta>
</office:document-meta>
</file>